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1:1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user</text:p>
        </text:list-item>
        <text:list-item>
          <text:p text:style-name="P2">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5">int number = 0;</text:p>
      <text:p text:style-name="P6">while (number &lt;=5) {</text:p>
      <text:p text:style-name="P7">Console.WriteLine("Hi!");</text:p>
      <text:p text:style-name="P8">Console.WriteLine(number);</text:p>
      <text:p text:style-name="P9">}</text:p>
      <text:p text:style-name="P10">int number1 = 0, number = 0;</text:p>
      <text:p text:style-name="P11">while (number &lt;=5) {</text:p>
      <text:p text:style-name="P12">Console.WriteLine("Hi!");</text:p>
      <text:p text:style-name="P13">Console.WriteLine(number);</text:p>
      <text:p text:style-name="P14">number1++;</text:p>
      <text:p text:style-name="P15">}</text:p>
      <text:p text:style-name="P16">int number = 0;</text:p>
      <text:p text:style-name="P17">while (number &lt;=5);</text:p>
      <text:p text:style-name="P18">{</text:p>
      <text:p text:style-name="P19">Console.WriteLine("Hi!");</text:p>
      <text:p text:style-name="P20">Console.WriteLine(number);</text:p>
      <text:p text:style-name="P21">number++;</text:p>
      <text:p text:style-name="P22">}</text:p>
      <text:p text:style-name="P23">int number = 0;</text:p>
      <text:p text:style-name="P24">while (number &lt;=5)</text:p>
      <text:p text:style-name="P25">Console.WriteLine("Hi!");</text:p>
      <text:p text:style-name="P26">Console.WriteLine(number);</text:p>
      <text:p text:style-name="P27">number++;</text:p>
      <text:p text:style-name="P28">int number = 0;</text:p>
      <text:p text:style-name="P29">while (number &lt;= 5)</text:p>
      <text:p text:style-name="P30">{</text:p>
      <text:p text:style-name="P31">Console.WriteLine("Hi!");</text:p>
      <text:p text:style-name="P32">Console.WriteLine(number);</text:p>
      <text:p text:style-name="P33">}</text:p>
      <text:p text:style-name="P34">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4Z</meta:creation-date>
    <dc:date>2021-06-15T05:13:34Z</dc:date>
    <meta:user-defined meta:name="date" meta:value-type="string">June  15, 2021 (01:1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